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800000010749AF101.png" manifest:media-type="image/png"/>
  <manifest:file-entry manifest:full-path="Pictures/100013F90000042A000001AFBA91C621.svg" manifest:media-type="image/svg+xml"/>
  <manifest:file-entry manifest:full-path="Pictures/10000001000000300000000D54E09055.png" manifest:media-type="image/png"/>
  <manifest:file-entry manifest:full-path="Pictures/10001BB8000005020000015F325C937A.svg" manifest:media-type="image/svg+xml"/>
  <manifest:file-entry manifest:full-path="Pictures/10000001000000190000000DA3901EE9.png" manifest:media-type="image/png"/>
  <manifest:file-entry manifest:full-path="Pictures/10000B0D000002A30000015FD1039466.svg" manifest:media-type="image/svg+xml"/>
  <manifest:file-entry manifest:full-path="Pictures/100000010000001F0000000DCF64CC90.png" manifest:media-type="image/png"/>
  <manifest:file-entry manifest:full-path="Pictures/10000F97000003340000015F478C912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writing-mode="page"/>
    </style:style>
    <style:style style:name="Table1.A2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2" style:family="table-cell">
      <style:table-cell-properties fo:padding="0.0201in" fo:border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5d10a" officeooo:paragraph-rsid="0015d10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officeooo:paragraph-rsid="001a5d65"/>
    </style:style>
    <style:style style:name="P5" style:family="paragraph" style:parent-style-name="Table_20_Contents">
      <style:paragraph-properties fo:text-align="center" style:justify-single-word="false"/>
      <style:text-properties officeooo:paragraph-rsid="0034a746"/>
    </style:style>
    <style:style style:name="P6" style:family="paragraph" style:parent-style-name="Table_20_Contents">
      <style:paragraph-properties fo:text-align="center" style:justify-single-word="false"/>
      <style:text-properties officeooo:paragraph-rsid="0039d05d"/>
    </style:style>
    <style:style style:name="T1" style:family="text">
      <style:text-properties officeooo:rsid="0015d10a"/>
    </style:style>
    <style:style style:name="T2" style:family="text">
      <style:text-properties officeooo:rsid="001a5d65"/>
    </style:style>
    <style:style style:name="T3" style:family="text">
      <style:text-properties officeooo:rsid="001dd717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Algorithm</text:p>
          </table:table-cell>
          <table:table-cell table:style-name="Table1.A1" office:value-type="string">
            <text:p text:style-name="P1">Concept</text:p>
          </table:table-cell>
          <table:table-cell table:style-name="Table1.A1" office:value-type="string">
            <text:p text:style-name="P1">TC (Best)</text:p>
          </table:table-cell>
          <table:table-cell table:style-name="Table1.A1" office:value-type="string">
            <text:p text:style-name="P1">TC (Worst)</text:p>
          </table:table-cell>
        </table:table-row>
        <table:table-row>
          <table:table-cell table:style-name="Table1.A2" office:value-type="string">
            <text:p text:style-name="P1">Linear Search</text:p>
          </table:table-cell>
          <table:table-cell table:style-name="Table1.A2" office:value-type="string">
            <text:p text:style-name="P2">Checks every item one by one <text:span text:style-name="T1">(linearly)</text:span> from the beginning until it finds what it's looking for.</text:p>
          </table:table-cell>
          <table:table-cell table:style-name="Table1.A2" office:value-type="string">
            <text:p text:style-name="P2"><draw:frame text:anchor-type="as-char" svg:y="-0.1236in" draw:z-index="0" draw:style-name="gr20" draw:text-style-name="P3" svg:width="0.387in" svg:height="0.1657in"><draw:image xlink:href="Pictures/10000F97000003340000015F478C9126.svg" xlink:type="simple" xlink:show="embed" xlink:actuate="onLoad" draw:mime-type="image/svg+xml"><text:p/></draw:image><draw:image xlink:href="Pictures/100000010000001F0000000DCF64CC90.png" xlink:type="simple" xlink:show="embed" xlink:actuate="onLoad" draw:mime-type="image/png"/><svg:title>TexMaths</svg:title><svg:desc>12§display§O(N)§svg§600§FALSE§</svg:desc></draw:frame></text:p>
          </table:table-cell>
          <table:table-cell table:style-name="Table1.D2" office:value-type="string">
            <text:p text:style-name="P2"><draw:frame text:anchor-type="as-char" svg:y="-0.1236in" draw:z-index="1" draw:style-name="gr19" draw:text-style-name="P3" svg:width="0.3189in" svg:height="0.1657in"><draw:image xlink:href="Pictures/10000B0D000002A30000015FD1039466.svg" xlink:type="simple" xlink:show="embed" xlink:actuate="onLoad" draw:mime-type="image/svg+xml"><text:p/></draw:image><draw:image xlink:href="Pictures/10000001000000190000000DA3901EE9.png" xlink:type="simple" xlink:show="embed" xlink:actuate="onLoad" draw:mime-type="image/png"/><svg:title>TexMaths</svg:title><svg:desc>12§display§O(1)§svg§600§FALSE§</svg:desc></draw:frame></text:p>
          </table:table-cell>
        </table:table-row>
        <table:table-row>
          <table:table-cell table:style-name="Table1.A3" office:value-type="string">
            <text:p text:style-name="P1">Binary Search</text:p>
          </table:table-cell>
          <table:table-cell table:style-name="Table1.A3" office:value-type="string">
            <text:p text:style-name="P4">Finds the middle item. If it's not the target, it throws away half of the <text:span text:style-name="T2">array</text:span> and repeats the process on the remaining half. The <text:span text:style-name="T2">array</text:span> must be sorted.</text:p>
          </table:table-cell>
          <table:table-cell table:style-name="Table1.A3" office:value-type="string">
            <text:p text:style-name="P2"><draw:frame text:anchor-type="as-char" svg:y="-0.1236in" draw:z-index="2" draw:style-name="gr18" draw:text-style-name="P3" svg:width="0.6051in" svg:height="0.1657in"><draw:image xlink:href="Pictures/10001BB8000005020000015F325C937A.svg" xlink:type="simple" xlink:show="embed" xlink:actuate="onLoad" draw:mime-type="image/svg+xml"><text:p/></draw:image><draw:image xlink:href="Pictures/10000001000000300000000D54E09055.png" xlink:type="simple" xlink:show="embed" xlink:actuate="onLoad" draw:mime-type="image/png"/><svg:title>TexMaths</svg:title><svg:desc>12§display§O(logN)§svg§600§FALSE§</svg:desc></draw:frame></text:p>
          </table:table-cell>
          <table:table-cell table:style-name="Table1.D3" office:value-type="string">
            <text:p text:style-name="P2"><draw:frame text:anchor-type="as-char" svg:y="-0.1236in" draw:z-index="3" draw:style-name="gr17" draw:text-style-name="P3" svg:width="0.3189in" svg:height="0.1657in"><draw:image xlink:href="Pictures/10000B0D000002A30000015FD1039466.svg" xlink:type="simple" xlink:show="embed" xlink:actuate="onLoad" draw:mime-type="image/svg+xml"><text:p/></draw:image><draw:image xlink:href="Pictures/10000001000000190000000DA3901EE9.png" xlink:type="simple" xlink:show="embed" xlink:actuate="onLoad" draw:mime-type="image/png"/><svg:title>TexMaths</svg:title><svg:desc>12§display§O(1)§svg§600§FALSE§</svg:desc></draw:frame></text:p>
          </table:table-cell>
        </table:table-row>
        <table:table-row>
          <table:table-cell table:style-name="Table1.A3" office:value-type="string">
            <text:p text:style-name="P1">Bubble Sort</text:p>
          </table:table-cell>
          <table:table-cell table:style-name="Table1.A3" office:value-type="string">
            <text:p text:style-name="P2">Compares adjacent elements <text:span text:style-name="T3">(side-by-side)</text:span> and swaps them if they are out of order.</text:p>
          </table:table-cell>
          <table:table-cell table:style-name="Table1.A3" office:value-type="string">
            <text:p text:style-name="P2"><draw:frame text:anchor-type="as-char" svg:y="-0.1445in" draw:z-index="4" draw:style-name="gr16" draw:text-style-name="P3" svg:width="0.5039in" svg:height="0.2039in"><draw:image xlink:href="Pictures/100013F90000042A000001AFBA91C621.svg" xlink:type="simple" xlink:show="embed" xlink:actuate="onLoad" draw:mime-type="image/svg+xml"><text:p/></draw:image><draw:image xlink:href="Pictures/100000010000002800000010749AF101.png" xlink:type="simple" xlink:show="embed" xlink:actuate="onLoad" draw:mime-type="image/png"/><svg:title>TexMaths</svg:title><svg:desc>12§display§O\left( N^{2}\right)§svg§600§FALSE§</svg:desc></draw:frame></text:p>
          </table:table-cell>
          <table:table-cell table:style-name="Table1.D3" office:value-type="string">
            <text:p text:style-name="P2"><draw:frame text:anchor-type="as-char" svg:y="-0.1236in" draw:z-index="5" draw:style-name="gr15" draw:text-style-name="P3" svg:width="0.387in" svg:height="0.1657in"><draw:image xlink:href="Pictures/10000F97000003340000015F478C9126.svg" xlink:type="simple" xlink:show="embed" xlink:actuate="onLoad" draw:mime-type="image/svg+xml"><text:p/></draw:image><draw:image xlink:href="Pictures/100000010000001F0000000DCF64CC90.png" xlink:type="simple" xlink:show="embed" xlink:actuate="onLoad" draw:mime-type="image/png"/><svg:title>TexMaths</svg:title><svg:desc>12§display§O(N)§svg§600§FALSE§</svg:desc></draw:frame></text:p>
          </table:table-cell>
        </table:table-row>
        <table:table-row>
          <table:table-cell table:style-name="Table1.A3" office:value-type="string">
            <text:p text:style-name="P1">Selection Sort</text:p>
          </table:table-cell>
          <table:table-cell table:style-name="Table1.A3" office:value-type="string">
            <text:p text:style-name="P2">Finds the minimum element in the unsorted portion and swaps it with the first element of that portion.</text:p>
          </table:table-cell>
          <table:table-cell table:style-name="Table1.A3" office:value-type="string">
            <text:p text:style-name="P5"><draw:frame text:anchor-type="as-char" svg:y="-0.1445in" draw:z-index="6" draw:style-name="gr14" draw:text-style-name="P3" svg:width="0.5039in" svg:height="0.2039in"><draw:image xlink:href="Pictures/100013F90000042A000001AFBA91C621.svg" xlink:type="simple" xlink:show="embed" xlink:actuate="onLoad" draw:mime-type="image/svg+xml"><text:p/></draw:image><draw:image xlink:href="Pictures/100000010000002800000010749AF101.png" xlink:type="simple" xlink:show="embed" xlink:actuate="onLoad" draw:mime-type="image/png"/><svg:title>TexMaths</svg:title><svg:desc>12§display§O\left( N^{2}\right)§svg§600§FALSE§</svg:desc></draw:frame></text:p>
          </table:table-cell>
          <table:table-cell table:style-name="Table1.D3" office:value-type="string">
            <text:p text:style-name="P5"><draw:frame text:anchor-type="as-char" svg:y="-0.1445in" draw:z-index="7" draw:style-name="gr13" draw:text-style-name="P3" svg:width="0.5039in" svg:height="0.2039in"><draw:image xlink:href="Pictures/100013F90000042A000001AFBA91C621.svg" xlink:type="simple" xlink:show="embed" xlink:actuate="onLoad" draw:mime-type="image/svg+xml"><text:p/></draw:image><draw:image xlink:href="Pictures/100000010000002800000010749AF101.png" xlink:type="simple" xlink:show="embed" xlink:actuate="onLoad" draw:mime-type="image/png"/><svg:title>TexMaths</svg:title><svg:desc>12§display§O\left( N^{2}\right)§svg§600§FALSE§</svg:desc></draw:frame></text:p>
          </table:table-cell>
        </table:table-row>
        <table:table-row>
          <table:table-cell table:style-name="Table1.A3" office:value-type="string">
            <text:p text:style-name="P1">Insertion Sort</text:p>
          </table:table-cell>
          <table:table-cell table:style-name="Table1.A3" office:value-type="string">
            <text:p text:style-name="P2">Takes an element (the <text:span text:style-name="T4">key</text:span>), finds its correct position by shifting other elements, and then inserts it.</text:p>
          </table:table-cell>
          <table:table-cell table:style-name="Table1.A3" office:value-type="string">
            <text:p text:style-name="P6"><draw:frame text:anchor-type="as-char" svg:y="-0.1445in" draw:z-index="8" draw:style-name="gr12" draw:text-style-name="P3" svg:width="0.5039in" svg:height="0.2039in"><draw:image xlink:href="Pictures/100013F90000042A000001AFBA91C621.svg" xlink:type="simple" xlink:show="embed" xlink:actuate="onLoad" draw:mime-type="image/svg+xml"><text:p/></draw:image><draw:image xlink:href="Pictures/100000010000002800000010749AF101.png" xlink:type="simple" xlink:show="embed" xlink:actuate="onLoad" draw:mime-type="image/png"/><svg:title>TexMaths</svg:title><svg:desc>12§display§O\left( N^{2}\right)§svg§600§FALSE§</svg:desc></draw:frame></text:p>
          </table:table-cell>
          <table:table-cell table:style-name="Table1.D3" office:value-type="string">
            <text:p text:style-name="P2"><draw:frame text:anchor-type="as-char" svg:y="-0.1236in" draw:z-index="9" draw:style-name="gr11" draw:text-style-name="P3" svg:width="0.387in" svg:height="0.1657in"><draw:image xlink:href="Pictures/10000F97000003340000015F478C9126.svg" xlink:type="simple" xlink:show="embed" xlink:actuate="onLoad" draw:mime-type="image/svg+xml"><text:p/></draw:image><draw:image xlink:href="Pictures/100000010000001F0000000DCF64CC90.png" xlink:type="simple" xlink:show="embed" xlink:actuate="onLoad" draw:mime-type="image/png"/><svg:title>TexMaths</svg:title><svg:desc>12§display§O(N)§svg§600§FALSE§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20:09:59.350867252</meta:creation-date>
    <dc:date>2025-08-01T20:19:42.919146496</dc:date>
    <meta:editing-duration>PT9M36S</meta:editing-duration>
    <meta:editing-cycles>18</meta:editing-cycles>
    <meta:generator>LibreOffice/25.2.3.2$Linux_X86_64 LibreOffice_project/520$Build-2</meta:generator>
    <meta:document-statistic meta:table-count="1" meta:image-count="0" meta:object-count="0" meta:page-count="1" meta:paragraph-count="24" meta:word-count="117" meta:character-count="667" meta:non-whitespace-character-count="571"/>
  </office:meta>
</office:document-meta>
</file>